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8">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style>
    <style:style style:name="P13" style:parent-style-name="NoSpacing" style:family="paragraph">
      <style:paragraph-properties fo:text-align="justify" fo:margin-left="0.5in" fo:margin-right="0.5in">
        <style:tab-stops/>
      </style:paragraph-properties>
    </style:style>
    <style:style style:name="P14" style:parent-style-name="Normal" style:family="paragraph">
      <style:paragraph-properties fo:text-indent="0in"/>
    </style:style>
    <style:style style:name="P15" style:parent-style-name="Normal" style:family="paragraph">
      <style:paragraph-properties fo:break-before="page"/>
    </style:style>
    <style:style style:name="P16" style:parent-style-name="Normal" style:family="paragraph">
      <style:paragraph-properties fo:text-align="center"/>
    </style:style>
    <style:style style:name="P17" style:parent-style-name="Bibliography" style:family="paragraph">
      <style:paragraph-properties fo:margin-left="0.5in" fo:text-indent="-0.5in">
        <style:tab-stops/>
      </style:paragraph-properties>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office:automatic-styles>
  <office:body>
    <office:text text:use-soft-page-breaks="true">
      <text:p text:style-name="P1">Yoela Olson</text:p>
      <text:p text:style-name="NoSpacing">Ms. Alyssa R Martin</text:p>
      <text:p text:style-name="NoSpacing">LAN0900</text:p>
      <text:p text:style-name="NoSpacing">May<text:s/>4, 2020</text:p>
      <text:p text:style-name="Title">Great Expectations Essay: Miss Havisham</text:p>
      <text:p text:style-name="Normal">Deception comes in many forms. Some deception is easy to spot, others take a bit of time, and a few<text:s/>go undetected<text:s/>until the damage is done.<text:s/>The same goes for lies. You do not need to speak to lie and deceive someone; both can be done without uttering a word. Miss Havisham showed this when she fooled Pip.<text:s/>She spent over twenty years feeling resentment towards all men just because of the one man who had abandoned her at the altar. Miss Havisham could not, would not, forgive Compeyson (as his name was found out to be) and sought out to get revenge on all men. So,<text:s/>she preyed on Pip’s view of Estella’s beauty.<text:s/>Miss Havisham let anger, bitterness, resentment, and revenge dictate the rest of her life<text:s/>and cause her to hurt many people directly and indirectly.</text:p>
      <text:p text:style-name="Normal">Miss Havisham adopted a little girl and named her Estella<text:s/>and it was<text:s/>through<text:s/>her<text:s/>that Miss Havisham<text:s/>got<text:s/>revenge on men.<text:s/>Miss Havisham was a wealthy lady and she used that wealth to ensure that Estella grew into a beautiful young woman who men<text:s/>longed to court. Then, Miss Havisham instructed Estella to lead them on into thinking that she was interested in them<text:s/>before dumping them for random reasons. Through this, Estella<text:s/>became<text:s/>a<text:s/>very<text:s/>proud<text:s/>woman who<text:s/>played upon the hearts of men and did not care about anyone she hurt. Miss Havisham would send Estella to men,<text:s/>or bring them to her,<text:s/>so that<text:s/>Estella could do the damage and Miss Havisham could take joy in watching. Unfortunately, poor young Pip also became a victim. Miss Havisham took<text:s/>immense joy<text:s/>in watching Pip fall for<text:s/>the heartless<text:s/>Estella, but in the<text:s/>end,<text:s/>she regretted it.</text:p>
      <text:p text:style-name="Normal">Pip was an innocent, young boy who did not know the difference between “common” and a gentleman.<text:s/>Estella was the first to make Pip question himself, he spoke about her saying, “Though she called me ‘boy’ so often, and with a carelessness that was far from complimentary, she was of about my own age. <text:s/>She seemed much older than I, of course, being a girl, and beautiful and self-possessed; and she was as scornful of me as if she had been one-and-twenty, and a queen” (Dickens<text:s/>98).<text:s/>This self-possessed girl was very rude and cruel to Pip, pointing out how “common” he<text:s/>was and how he was just a lowly laborer who was not worth her time. All her<text:s/>rude<text:s/>comments hurt Pip and when he began to cry, Estella found great joy in it and made sure to tell him that.<text:s/>Estella’s words and actions had a significant impact on Pip and opened his eyes to the harsh reality of social classes. And yet, Pip still tried to become a gentleman to win Estella’s heart.<text:s/>On the way home from his first meeting with Miss Havisham and Estella,<text:s/>Pip wrote:</text:p>
      <text:p text:style-name="P13">I set off on the four-mile <text:s/>walk <text:s/>to <text:s/>our <text:s/>forge; <text:s/>pondering, <text:s/>as <text:s/>I <text:s/>went <text:s/>along, on<text:s text:c="2"/>all <text:s/>I <text:s/>had <text:s/>seen, <text:s/>and <text:s/>deeply <text:s/>revolving <text:s/>that <text:s/>I <text:s/>was <text:s/>a common<text:s text:c="2"/>labouring-boy; <text:s/>that <text:s/>my <text:s/>hands <text:s/>were <text:s/>coarse; <text:s/>that <text:s/>my <text:s/>boots <text:s/>were <text:s/>thick; <text:s/>that <text:s/>I <text:s/>had <text:s/>fallen <text:s/>into <text:s/>a <text:s/>despicable <text:s/>habit <text:s/>of <text:s/>calling <text:s/>knaves <text:s/>Jacks; <text:s/>that <text:s/>I <text:s/>was <text:s/>much <text:s/>more <text:s/>ignorant <text:s/>than <text:s/>I <text:s/>had <text:s/>considered <text:s/>myself <text:s/>last <text:s/>night, <text:s/>and <text:s/>generally that I was in a low-lived bad way.<text:s/>(113)</text:p>
      <text:p text:style-name="Normal">Miss Havisham knew how Estella acted and encouraged her.<text:s/>When Estella<text:s/>exclaimed<text:s/>that she did not want to play with the “laborer”, Pip wrote that<text:s/>“I thought I overheard Miss Havisham answer - only it seemed so unlikely - ‘Well? You can break his heart’”<text:s/>(104).<text:s/>Obviously, Miss Havisham wanted Estella to do just that and encouraged it throughout the time that followed.</text:p>
      <text:p text:style-name="Normal">Just because Miss Havisham did not tell Pip the truth does not mean she did not lie to<text:s/>him; it<text:s/>is only a different form of deception. In the end, Miss Havisham came face-to-face with what she had done and realized that Pip was a wonderful young man whose feelings she never should have taken advantage of. Because of the resentment in her life, Miss Havisham<text:s/>missed<text:s/>so many things. She could have found someone else to<text:s/>marry or<text:s/>raised a beautiful young girl who<text:s/>brought joy<text:s/>and honor to her life. Instead, Miss Havisham locked herself up in a house and<text:s/>refused<text:s/>to go out during the day.<text:s/>She let resentment and revenge<text:s/>ultimately ruin everything.<text:s/>The devil wishes to do the same to each of us. He<text:s/>lies to us and deceives us by promising thinks he<text:s/>cannot<text:s/>give us and justifying<text:s/>our sins, so we feel better about them.<text:s/>We need to open our eyes to the lies and conquer them before we waste<text:s/>years of our life waiting for the fulfillments that will never come. Miss Havisham<text:s/>thought that by getting revenge she would feel better, but it only made her feel worse. Neither resentment nor revenge<text:s/>ever bring fulfillment, they only bring more pain and blind us to the real solution through forgiveness.</text:p>
      <text:p text:style-name="Normal"/>
      <text:p text:style-name="P14"/>
      <text:p text:style-name="P15"/>
      <text:p text:style-name="P16">Works Cited</text:p>
      <text:p text:style-name="P17">Dickens, Charles.<text:s/><text:span text:style-name="T18">Great Expectations.</text:span><text:span text:style-name="T1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SimHei" svg:font-family="SimHei" style:font-family-generic="modern" style:font-pitch="fixed" svg:panose-1="2 1 6 9 6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200%" fo:text-indent="0.5in"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indent="0in"/>
      <style:text-properties style:font-name="Times New Roman" style:font-name-asian="SimHei" style:font-name-complex="Times New Roman" fo:hyphenate="false"/>
    </style:style>
    <style:style style:name="Heading2" style:display-name="Heading 2" style:family="paragraph" style:parent-style-name="Normal" style:next-style-name="Normal" style:default-outline-level="2">
      <style:paragraph-properties fo:keep-with-next="always" fo:keep-together="always" fo:text-indent="0in"/>
      <style:text-properties style:font-name="Times New Roman" style:font-name-asian="SimHei" style:font-name-complex="Times New Roman" fo:hyphenate="false"/>
    </style:style>
    <style:style style:name="Heading3" style:display-name="Heading 3" style:family="paragraph" style:parent-style-name="Normal" style:next-style-name="Normal" style:default-outline-level="3">
      <style:paragraph-properties fo:keep-with-next="always" fo:keep-together="always" fo:text-indent="0in"/>
      <style:text-properties style:font-name="Times New Roman" style:font-name-asian="SimHei" style:font-name-complex="Times New Roman" fo:hyphenate="false"/>
    </style:style>
    <style:style style:name="Heading4" style:display-name="Heading 4" style:family="paragraph" style:parent-style-name="Normal" style:next-style-name="Normal" style:default-outline-level="4">
      <style:paragraph-properties fo:keep-with-next="always" fo:keep-together="always" fo:text-indent="0in"/>
      <style:text-properties style:font-name="Times New Roman" style:font-name-asian="SimHei" style:font-name-complex="Times New Roman" fo:hyphenate="false"/>
    </style:style>
    <style:style style:name="Heading5" style:display-name="Heading 5" style:family="paragraph" style:parent-style-name="Normal" style:next-style-name="Normal" style:default-outline-level="5">
      <style:paragraph-properties fo:keep-with-next="always" fo:keep-together="always" fo:text-indent="0in"/>
      <style:text-properties style:font-name="Times New Roman" style:font-name-asian="SimHei" style:font-name-complex="Times New Roman" fo:hyphenate="false"/>
    </style:style>
    <style:style style:name="Heading6" style:display-name="Heading 6" style:family="paragraph" style:parent-style-name="Normal" style:next-style-name="Normal" style:default-outline-level="6">
      <style:paragraph-properties fo:keep-with-next="always" fo:keep-together="always" fo:text-indent="0in"/>
      <style:text-properties style:font-name="Times New Roman" style:font-name-asian="SimHei" style:font-name-complex="Times New Roman" fo:hyphenate="false"/>
    </style:style>
    <style:style style:name="Heading7" style:display-name="Heading 7" style:family="paragraph" style:parent-style-name="Normal" style:next-style-name="Normal" style:default-outline-level="7">
      <style:paragraph-properties fo:keep-with-next="always" fo:keep-together="always" fo:text-indent="0in"/>
      <style:text-properties style:font-name="Times New Roman" style:font-name-asian="SimHei" style:font-name-complex="Times New Roman" fo:hyphenate="false"/>
    </style:style>
    <style:style style:name="Heading8" style:display-name="Heading 8" style:family="paragraph" style:parent-style-name="Normal" style:next-style-name="Normal" style:default-outline-level="8">
      <style:paragraph-properties fo:keep-with-next="always" fo:keep-together="always" fo:text-indent="0in"/>
      <style:text-properties style:font-name="Times New Roman" style:font-name-asian="SimHei" style:font-name-complex="Times New Roman" fo:hyphenate="false"/>
    </style:style>
    <style:style style:name="Heading9" style:display-name="Heading 9" style:family="paragraph" style:parent-style-name="Normal" style:next-style-name="Normal" style:default-outline-level="9">
      <style:paragraph-properties fo:keep-with-next="always" fo:keep-together="always" fo:text-indent="0in"/>
      <style:text-properties style:font-name="Times New Roman" style:font-name-asian="SimHei" style:font-name-complex="Times New Roman"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text-align="end" fo:line-height="100%" fo:text-indent="0in"/>
      <style:text-properties fo:hyphenate="false"/>
    </style:style>
    <style:style style:name="HeaderChar" style:display-name="Header Char" style:family="text" style:parent-style-name="DefaultParagraphFont"/>
    <style:style style:name="BalloonText" style:display-name="Balloon Text" style:family="paragraph" style:parent-style-name="Normal">
      <style:paragraph-properties fo:line-height="100%" fo:text-indent="0in"/>
      <style:text-properties style:font-name="Segoe UI" style:font-name-complex="Segoe UI" fo:font-size="11pt" style:font-size-asian="11pt" style:font-size-complex="9pt" fo:hyphenate="false"/>
    </style:style>
    <style:style style:name="BalloonTextChar" style:display-name="Balloon Text Char" style:family="text" style:parent-style-name="DefaultParagraphFont">
      <style:text-properties style:font-name="Segoe UI" style:font-name-complex="Segoe UI" fo:font-size="11pt" style:font-size-asian="11pt" style:font-size-complex="9pt"/>
    </style:style>
    <style:style style:name="Bibliography" style:display-name="Bibliography" style:family="paragraph" style:parent-style-name="Normal" style:next-style-name="Normal">
      <style:paragraph-properties fo:text-indent="0in"/>
      <style:text-properties fo:hyphenate="false"/>
    </style:style>
    <style:style style:name="BlockText" style:display-name="Block Text" style:family="paragraph" style:parent-style-name="Normal">
      <style:paragraph-properties fo:border="0.0034in solid #404040" fo:padding="0.1388in" style:shadow="#000000 0.0034in 0.0034in" fo:margin-left="0.8in" fo:margin-right="0.8in" fo:text-indent="0in">
        <style:tab-stops/>
      </style:paragraph-properties>
      <style:text-properties fo:font-style="italic" style:font-style-asian="italic" style:font-style-complex="italic" fo:color="#404040" fo:hyphenate="false"/>
    </style:style>
    <style:style style:name="BodyText" style:display-name="Body Text" style:family="paragraph" style:parent-style-name="Normal">
      <style:paragraph-properties fo:margin-bottom="0.0833in" fo:text-indent="0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text-indent="0in"/>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fo:text-indent="0in"/>
      <style:text-properties fo:font-size="11pt" style:font-size-asian="11pt" style:font-size-complex="8pt" fo:hyphenate="false"/>
    </style:style>
    <style:style style:name="BodyText3Char" style:display-name="Body Text 3 Char" style:family="text" style:parent-style-name="DefaultParagraphFont">
      <style:text-properties fo:font-size="11pt" style:font-size-asian="11pt" style:font-size-complex="8pt"/>
    </style:style>
    <style:style style:name="BodyTextFirstIndent" style:display-name="Body Text First Indent" style:family="paragraph" style:parent-style-name="BodyText">
      <style:paragraph-properties fo:margin-bottom="0in"/>
      <style:text-properties fo:hyphenate="false"/>
    </style:style>
    <style:style style:name="BodyTextFirstIndentChar" style:display-name="Body Text First Indent Char" style:family="text" style:parent-style-name="BodyTextChar"/>
    <style:style style:name="BodyTextIndent" style:display-name="Body Text Indent" style:family="paragraph" style:parent-style-name="Normal">
      <style:paragraph-properties fo:margin-bottom="0.0833in" fo:margin-left="0.25in" fo:text-indent="0in">
        <style:tab-stops/>
      </style:paragraph-properties>
      <style:text-properties fo:hyphenate="false"/>
    </style:style>
    <style:style style:name="BodyTextIndentChar" style:display-name="Body Text Indent Char" style:family="text" style:parent-style-name="DefaultParagraphFont"/>
    <style:style style:name="BodyTextFirstIndent2" style:display-name="Body Text First Indent 2" style:family="paragraph" style:parent-style-name="BodyTextIndent">
      <style:paragraph-properties fo:margin-bottom="0in"/>
      <style:text-properties fo:hyphenate="false"/>
    </style:style>
    <style:style style:name="BodyTextFirstIndent2Char" style:display-name="Body Text First Indent 2 Char" style:family="text" style:parent-style-name="BodyTextIndentChar"/>
    <style:style style:name="BodyTextIndent2" style:display-name="Body Text Indent 2" style:family="paragraph" style:parent-style-name="Normal">
      <style:paragraph-properties fo:margin-bottom="0.0833in" fo:margin-left="0.25in" fo:text-indent="0in">
        <style:tab-stops/>
      </style:paragraph-properties>
      <style:text-properties fo:hyphenate="false"/>
    </style:style>
    <style:style style:name="BodyTextIndent2Char" style:display-name="Body Text Indent 2 Char" style:family="text" style:parent-style-name="DefaultParagraphFont"/>
    <style:style style:name="BodyTextIndent3" style:display-name="Body Text Indent 3" style:family="paragraph" style:parent-style-name="Normal">
      <style:paragraph-properties fo:margin-bottom="0.0833in" fo:margin-left="0.25in" fo:text-indent="0in">
        <style:tab-stops/>
      </style:paragraph-properties>
      <style:text-properties fo:font-size="11pt" style:font-size-asian="11pt" style:font-size-complex="8pt" fo:hyphenate="false"/>
    </style:style>
    <style:style style:name="BodyTextIndent3Char" style:display-name="Body Text Indent 3 Char" style:family="text" style:parent-style-name="DefaultParagraphFont">
      <style:text-properties fo:font-size="11pt" style:font-size-asian="11pt" style:font-size-complex="8pt"/>
    </style:style>
    <style:style style:name="Caption" style:display-name="Caption" style:family="paragraph" style:parent-style-name="Normal" style:next-style-name="Normal">
      <style:paragraph-properties fo:margin-bottom="0.1388in" fo:line-height="100%" fo:text-indent="0in"/>
      <style:text-properties fo:font-style="italic" style:font-style-asian="italic" style:font-style-complex="italic" fo:color="#000000" fo:font-size="11pt" style:font-size-asian="11pt" style:font-size-complex="9pt" fo:hyphenate="false"/>
    </style:style>
    <style:style style:name="Closing" style:display-name="Closing" style:family="paragraph" style:parent-style-name="Normal">
      <style:paragraph-properties fo:line-height="100%" fo:margin-left="3in" fo:text-indent="0in">
        <style:tab-stops/>
      </style:paragraph-properties>
      <style:text-properties fo:hyphenate="false"/>
    </style:style>
    <style:style style:name="ClosingChar" style:display-name="Closing Char" style:family="text" style:parent-style-name="DefaultParagraphFont"/>
    <style:style style:name="CommentText" style:display-name="Comment Text" style:family="paragraph" style:parent-style-name="Normal">
      <style:paragraph-properties fo:line-height="100%" fo:text-indent="0in"/>
      <style:text-properties fo:font-size="11pt" style:font-size-asian="11pt" style:font-size-complex="10pt" fo:hyphenate="false"/>
    </style:style>
    <style:style style:name="CommentTextChar" style:display-name="Comment Text Char" style:family="text" style:parent-style-name="DefaultParagraphFont">
      <style:text-properties fo:font-size="11pt" style:font-size-asian="11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Date" style:display-name="Date" style:family="paragraph" style:parent-style-name="Normal" style:next-style-name="Normal">
      <style:paragraph-properties fo:text-indent="0in"/>
      <style:text-properties fo:hyphenate="false"/>
    </style:style>
    <style:style style:name="DateChar" style:display-name="Date Char" style:family="text" style:parent-style-name="DefaultParagraphFont"/>
    <style:style style:name="DocumentMap" style:display-name="Document Map" style:family="paragraph" style:parent-style-name="Normal">
      <style:paragraph-properties fo:line-height="100%" fo:text-indent="0in"/>
      <style:text-properties style:font-name="Segoe UI" style:font-name-complex="Segoe UI" fo:font-size="11pt" style:font-size-asian="11pt" style:font-size-complex="8pt" fo:hyphenate="false"/>
    </style:style>
    <style:style style:name="DocumentMapChar" style:display-name="Document Map Char" style:family="text" style:parent-style-name="DefaultParagraphFont">
      <style:text-properties style:font-name="Segoe UI" style:font-name-complex="Segoe UI" fo:font-size="11pt" style:font-size-asian="11pt" style:font-size-complex="8pt"/>
    </style:style>
    <style:style style:name="E-mailSignature" style:display-name="E-mail Signature" style:family="paragraph" style:parent-style-name="Normal">
      <style:paragraph-properties fo:line-height="100%" fo:text-indent="0in"/>
      <style:text-properties fo:hyphenate="false"/>
    </style:style>
    <style:style style:name="E-mailSignatureChar" style:display-name="E-mail Signature Char" style:family="text" style:parent-style-name="DefaultParagraphFont"/>
    <style:style style:name="EndnoteText" style:display-name="Endnote Text" style:family="paragraph" style:parent-style-name="Normal">
      <style:text-properties fo:hyphenate="false"/>
    </style:style>
    <style:style style:name="EndnoteTextChar" style:display-name="Endnote Text Char" style:family="text" style:parent-style-name="DefaultParagraphFont"/>
    <style:style style:name="EnvelopeAddress" style:display-name="Envelope Address" style:family="paragraph" style:parent-style-name="Normal">
      <style:paragraph-properties fo:line-height="100%" fo:margin-left="2in" fo:text-indent="0in">
        <style:tab-stops/>
      </style:paragraph-properties>
      <style:text-properties style:font-name="Times New Roman" style:font-name-asian="SimHei" style:font-name-complex="Times New Roman" fo:hyphenate="false"/>
    </style:style>
    <style:style style:name="EnvelopeReturn" style:display-name="Envelope Return" style:family="paragraph" style:parent-style-name="Normal">
      <style:paragraph-properties fo:line-height="100%" fo:text-indent="0in"/>
      <style:text-properties style:font-name="Times New Roman" style:font-name-asian="SimHei" style:font-name-complex="Times New Roman" fo:font-size="11pt" style:font-size-asian="11pt" style:font-size-complex="10pt" fo:hyphenate="false"/>
    </style:style>
    <style:style style:name="TableTitle" style:display-name="Table Title" style:family="paragraph" style:parent-style-name="Normal" style:next-style-name="Normal">
      <style:paragraph-properties fo:margin-left="0.25in" fo:text-indent="-0.25in">
        <style:tab-stops/>
      </style:paragraph-properties>
      <style:text-properties fo:hyphenate="false"/>
    </style:style>
    <style:style style:name="FootnoteText" style:display-name="Footnote Text" style:family="paragraph" style:parent-style-name="Normal">
      <style:text-properties fo:hyphenate="false"/>
    </style:style>
    <style:style style:name="FootnoteTextChar" style:display-name="Footnote Text Char" style:family="text" style:parent-style-name="DefaultParagraphFont"/>
    <style:style style:name="Heading1Char" style:display-name="Heading 1 Char" style:family="text" style:parent-style-name="DefaultParagraphFont">
      <style:text-properties style:font-name="Times New Roman" style:font-name-asian="SimHei" style:font-name-complex="Times New Roman"/>
    </style:style>
    <style:style style:name="Heading2Char" style:display-name="Heading 2 Char" style:family="text" style:parent-style-name="DefaultParagraphFont">
      <style:text-properties style:font-name="Times New Roman" style:font-name-asian="SimHei" style:font-name-complex="Times New Roman"/>
    </style:style>
    <style:style style:name="Heading3Char" style:display-name="Heading 3 Char" style:family="text" style:parent-style-name="DefaultParagraphFont">
      <style:text-properties style:font-name="Times New Roman" style:font-name-asian="SimHei" style:font-name-complex="Times New Roman"/>
    </style:style>
    <style:style style:name="Heading4Char" style:display-name="Heading 4 Char" style:family="text" style:parent-style-name="DefaultParagraphFont">
      <style:text-properties style:font-name="Times New Roman" style:font-name-asian="SimHei" style:font-name-complex="Times New Roman"/>
    </style:style>
    <style:style style:name="Heading5Char" style:display-name="Heading 5 Char" style:family="text" style:parent-style-name="DefaultParagraphFont">
      <style:text-properties style:font-name="Times New Roman" style:font-name-asian="SimHei" style:font-name-complex="Times New Roman"/>
    </style:style>
    <style:style style:name="Heading6Char" style:display-name="Heading 6 Char" style:family="text" style:parent-style-name="DefaultParagraphFont">
      <style:text-properties style:font-name="Times New Roman" style:font-name-asian="SimHei" style:font-name-complex="Times New Roman"/>
    </style:style>
    <style:style style:name="Heading7Char" style:display-name="Heading 7 Char" style:family="text" style:parent-style-name="DefaultParagraphFont">
      <style:text-properties style:font-name="Times New Roman" style:font-name-asian="SimHei" style:font-name-complex="Times New Roman"/>
    </style:style>
    <style:style style:name="Heading8Char" style:display-name="Heading 8 Char" style:family="text" style:parent-style-name="DefaultParagraphFont">
      <style:text-properties style:font-name="Times New Roman" style:font-name-asian="SimHei" style:font-name-complex="Times New Roman"/>
    </style:style>
    <style:style style:name="Heading9Char" style:display-name="Heading 9 Char" style:family="text" style:parent-style-name="DefaultParagraphFont">
      <style:text-properties style:font-name="Times New Roman" style:font-name-asian="SimHei" style:font-name-complex="Times New Roman"/>
    </style:style>
    <style:style style:name="HTMLAddress" style:display-name="HTML Address" style:family="paragraph" style:parent-style-name="Normal">
      <style:paragraph-properties fo:line-height="100%" fo:text-indent="0in"/>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style>
    <style:style style:name="HTMLPreformatted" style:display-name="HTML Preformatted" style:family="paragraph" style:parent-style-name="Normal">
      <style:paragraph-properties fo:line-height="100%" fo:text-indent="0in"/>
      <style:text-properties style:font-name="Consolas" style:font-name-complex="Consolas" fo:font-size="11pt" style:font-size-asian="11pt" style:font-size-complex="10pt" fo:hyphenate="false"/>
    </style:style>
    <style:style style:name="HTMLPreformattedChar" style:display-name="HTML Preformatted Char" style:family="text" style:parent-style-name="DefaultParagraphFont">
      <style:text-properties style:font-name="Consolas" style:font-name-complex="Consolas" fo:font-size="11pt" style:font-size-asian="11pt" style:font-size-complex="10pt"/>
    </style:style>
    <style:style style:name="Index1" style:display-name="Index 1" style:family="paragraph" style:parent-style-name="Normal" style:next-style-name="Normal" style:auto-update="true">
      <style:paragraph-properties fo:line-height="100%" fo:margin-left="0.1666in" fo:text-indent="0in">
        <style:tab-stops/>
      </style:paragraph-properties>
      <style:text-properties fo:hyphenate="false"/>
    </style:style>
    <style:style style:name="Index2" style:display-name="Index 2" style:family="paragraph" style:parent-style-name="Normal" style:next-style-name="Normal" style:auto-update="true">
      <style:paragraph-properties fo:line-height="100%" fo:margin-left="0.3333in" fo:text-indent="0in">
        <style:tab-stops/>
      </style:paragraph-properties>
      <style:text-properties fo:hyphenate="false"/>
    </style:style>
    <style:style style:name="Index3" style:display-name="Index 3" style:family="paragraph" style:parent-style-name="Normal" style:next-style-name="Normal" style:auto-update="true">
      <style:paragraph-properties fo:line-height="100%" fo:margin-left="0.5in" fo:text-indent="0in">
        <style:tab-stops/>
      </style:paragraph-properties>
      <style:text-properties fo:hyphenate="false"/>
    </style:style>
    <style:style style:name="Index4" style:display-name="Index 4" style:family="paragraph" style:parent-style-name="Normal" style:next-style-name="Normal" style:auto-update="true">
      <style:paragraph-properties fo:line-height="100%" fo:margin-left="0.6666in" fo:text-indent="0in">
        <style:tab-stops/>
      </style:paragraph-properties>
      <style:text-properties fo:hyphenate="false"/>
    </style:style>
    <style:style style:name="Index5" style:display-name="Index 5" style:family="paragraph" style:parent-style-name="Normal" style:next-style-name="Normal" style:auto-update="true">
      <style:paragraph-properties fo:line-height="100%" fo:margin-left="0.8333in" fo:text-indent="0in">
        <style:tab-stops/>
      </style:paragraph-properties>
      <style:text-properties fo:hyphenate="false"/>
    </style:style>
    <style:style style:name="Index6" style:display-name="Index 6" style:family="paragraph" style:parent-style-name="Normal" style:next-style-name="Normal" style:auto-update="true">
      <style:paragraph-properties fo:line-height="100%" fo:margin-left="1in" fo:text-indent="0in">
        <style:tab-stops/>
      </style:paragraph-properties>
      <style:text-properties fo:hyphenate="false"/>
    </style:style>
    <style:style style:name="Index7" style:display-name="Index 7" style:family="paragraph" style:parent-style-name="Normal" style:next-style-name="Normal" style:auto-update="true">
      <style:paragraph-properties fo:line-height="100%" fo:margin-left="1.1666in" fo:text-indent="0in">
        <style:tab-stops/>
      </style:paragraph-properties>
      <style:text-properties fo:hyphenate="false"/>
    </style:style>
    <style:style style:name="Index8" style:display-name="Index 8" style:family="paragraph" style:parent-style-name="Normal" style:next-style-name="Normal" style:auto-update="true">
      <style:paragraph-properties fo:line-height="100%" fo:margin-left="1.3333in" fo:text-indent="0in">
        <style:tab-stops/>
      </style:paragraph-properties>
      <style:text-properties fo:hyphenate="false"/>
    </style:style>
    <style:style style:name="Index9" style:display-name="Index 9" style:family="paragraph" style:parent-style-name="Normal" style:next-style-name="Normal" style:auto-update="true">
      <style:paragraph-properties fo:line-height="100%" fo:margin-left="1.5in" fo:text-indent="0in">
        <style:tab-stops/>
      </style:paragraph-properties>
      <style:text-properties fo:hyphenate="false"/>
    </style:style>
    <style:style style:name="IndexHeading" style:display-name="Index Heading" style:family="paragraph" style:parent-style-name="Normal" style:next-style-name="Index1">
      <style:paragraph-properties fo:text-indent="0in"/>
      <style:text-properties style:font-name="Times New Roman" style:font-name-asian="SimHei" style:font-name-complex="Times New Roman" fo:font-weight="bold" style:font-weight-asian="bold" style:font-weight-complex="bold" fo:hyphenate="false"/>
    </style:style>
    <style:style style:name="List" style:display-name="List" style:family="paragraph" style:parent-style-name="Normal">
      <style:paragraph-properties style:contextual-spacing="true" fo:margin-left="0.25in" fo:text-indent="0in">
        <style:tab-stops/>
      </style:paragraph-properties>
      <style:text-properties fo:hyphenate="false"/>
    </style:style>
    <style:style style:name="List2" style:display-name="List 2" style:family="paragraph" style:parent-style-name="Normal">
      <style:paragraph-properties style:contextual-spacing="true" fo:margin-left="0.5in" fo:text-indent="0in">
        <style:tab-stops/>
      </style:paragraph-properties>
      <style:text-properties fo:hyphenate="false"/>
    </style:style>
    <style:style style:name="List3" style:display-name="List 3" style:family="paragraph" style:parent-style-name="Normal">
      <style:paragraph-properties style:contextual-spacing="true" fo:margin-left="0.75in" fo:text-indent="0in">
        <style:tab-stops/>
      </style:paragraph-properties>
      <style:text-properties fo:hyphenate="false"/>
    </style:style>
    <style:style style:name="List4" style:display-name="List 4" style:family="paragraph" style:parent-style-name="Normal">
      <style:paragraph-properties style:contextual-spacing="true" fo:margin-left="1in" fo:text-indent="0in">
        <style:tab-stops/>
      </style:paragraph-properties>
      <style:text-properties fo:hyphenate="false"/>
    </style:style>
    <style:style style:name="List5" style:display-name="List 5" style:family="paragraph" style:parent-style-name="Normal">
      <style:paragraph-properties style:contextual-spacing="true" fo:margin-left="1.25in" fo:text-indent="0in">
        <style:tab-stops/>
      </style:paragraph-properties>
      <style:text-properties fo:hyphenate="false"/>
    </style:style>
    <style:style style:name="ListBullet" style:display-name="List Bullet" style:family="paragraph" style:parent-style-name="Normal" style:list-style-name="LFO2">
      <style:paragraph-properties style:contextual-spacing="true" fo:text-indent="0in"/>
      <style:text-properties fo:hyphenate="false"/>
    </style:style>
    <style:style style:name="ListBullet2" style:display-name="List Bullet 2" style:family="paragraph" style:parent-style-name="Normal" style:list-style-name="LFO3">
      <style:paragraph-properties style:contextual-spacing="true" fo:text-indent="0in"/>
      <style:text-properties fo:hyphenate="false"/>
    </style:style>
    <style:style style:name="ListBullet3" style:display-name="List Bullet 3" style:family="paragraph" style:parent-style-name="Normal" style:list-style-name="LFO4">
      <style:paragraph-properties style:contextual-spacing="true" fo:text-indent="0in"/>
      <style:text-properties fo:hyphenate="false"/>
    </style:style>
    <style:style style:name="ListBullet4" style:display-name="List Bullet 4" style:family="paragraph" style:parent-style-name="Normal" style:list-style-name="LFO5">
      <style:paragraph-properties style:contextual-spacing="true" fo:text-indent="0in"/>
      <style:text-properties fo:hyphenate="false"/>
    </style:style>
    <style:style style:name="ListBullet5" style:display-name="List Bullet 5" style:family="paragraph" style:parent-style-name="Normal" style:list-style-name="LFO6">
      <style:paragraph-properties style:contextual-spacing="true" fo:text-indent="0in"/>
      <style:text-properties fo:hyphenate="false"/>
    </style:style>
    <style:style style:name="ListContinue" style:display-name="List Continue" style:family="paragraph" style:parent-style-name="Normal">
      <style:paragraph-properties style:contextual-spacing="true" fo:margin-bottom="0.0833in" fo:margin-left="0.25in" fo:text-indent="0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fo:text-indent="0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fo:text-indent="0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fo:text-indent="0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fo:text-indent="0in">
        <style:tab-stops/>
      </style:paragraph-properties>
      <style:text-properties fo:hyphenate="false"/>
    </style:style>
    <style:style style:name="ListNumber" style:display-name="List Number" style:family="paragraph" style:parent-style-name="Normal" style:list-style-name="LFO7">
      <style:paragraph-properties style:contextual-spacing="true" fo:text-indent="0in"/>
      <style:text-properties fo:hyphenate="false"/>
    </style:style>
    <style:style style:name="ListNumber2" style:display-name="List Number 2" style:family="paragraph" style:parent-style-name="Normal" style:list-style-name="LFO8">
      <style:paragraph-properties style:contextual-spacing="true" fo:text-indent="0in"/>
      <style:text-properties fo:hyphenate="false"/>
    </style:style>
    <style:style style:name="ListNumber3" style:display-name="List Number 3" style:family="paragraph" style:parent-style-name="Normal" style:list-style-name="LFO9">
      <style:paragraph-properties style:contextual-spacing="true" fo:text-indent="0in"/>
      <style:text-properties fo:hyphenate="false"/>
    </style:style>
    <style:style style:name="ListNumber4" style:display-name="List Number 4" style:family="paragraph" style:parent-style-name="Normal" style:list-style-name="LFO10">
      <style:paragraph-properties style:contextual-spacing="true" fo:text-indent="0in"/>
      <style:text-properties fo:hyphenate="false"/>
    </style:style>
    <style:style style:name="ListNumber5" style:display-name="List Number 5" style:family="paragraph" style:parent-style-name="Normal" style:list-style-name="LFO11">
      <style:paragraph-properties style:contextual-spacing="true" fo:text-indent="0in"/>
      <style:text-properties fo:hyphenate="false"/>
    </style:style>
    <style:style style:name="MacroText" style:display-name="Macro Text" style:family="paragraph">
      <style:paragraph-properties fo:text-indent="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font-size="11pt" style:font-size-asian="11pt" style:font-size-complex="10pt" fo:hyphenate="false"/>
    </style:style>
    <style:style style:name="MacroTextChar" style:display-name="Macro Text Char" style:family="text" style:parent-style-name="DefaultParagraphFont">
      <style:text-properties style:font-name="Consolas" style:font-name-complex="Consolas" fo:font-size="11pt" style:font-size-asian="11pt" style:font-size-complex="10pt"/>
    </style:style>
    <style:style style:name="MessageHeader" style:display-name="Message Header" style:family="paragraph" style:parent-style-name="Normal">
      <style:paragraph-properties fo:border="0.0104in solid #000000" fo:padding="0.0138in" style:shadow="none" fo:line-height="100%" fo:margin-left="0.75in" fo:text-indent="0in">
        <style:tab-stops/>
      </style:paragraph-properties>
      <style:text-properties style:font-name="Times New Roman" style:font-name-asian="SimHei" style:font-name-complex="Times New Roman" fo:hyphenate="false"/>
    </style:style>
    <style:style style:name="MessageHeaderChar" style:display-name="Message Header Char" style:family="text" style:parent-style-name="DefaultParagraphFont">
      <style:text-properties style:font-name="Times New Roman" style:font-name-asian="SimHei" style:font-name-complex="Times New Roman" fo:background-color="transparent"/>
    </style:style>
    <style:style style:name="NoSpacing" style:display-name="No Spacing" style:family="paragraph">
      <style:paragraph-properties fo:text-indent="0in"/>
      <style:text-properties fo:hyphenate="false"/>
    </style:style>
    <style:style style:name="NormalWeb" style:display-name="Normal (Web)" style:family="paragraph" style:parent-style-name="Normal">
      <style:paragraph-properties fo:text-indent="0in"/>
      <style:text-properties style:font-name="Times New Roman" style:font-name-complex="Times New Roman" fo:hyphenate="false"/>
    </style:style>
    <style:style style:name="NormalIndent" style:display-name="Normal Indent" style:family="paragraph" style:parent-style-name="Normal">
      <style:paragraph-properties fo:margin-left="0.5in" fo:text-indent="0in">
        <style:tab-stops/>
      </style:paragraph-properties>
      <style:text-properties fo:hyphenate="false"/>
    </style:style>
    <style:style style:name="NoteHeading" style:display-name="Note Heading" style:family="paragraph" style:parent-style-name="Normal" style:next-style-name="Normal">
      <style:paragraph-properties fo:line-height="100%" fo:text-indent="0in"/>
      <style:text-properties fo:hyphenate="false"/>
    </style:style>
    <style:style style:name="NoteHeadingChar" style:display-name="Note Heading Char" style:family="text" style:parent-style-name="DefaultParagraphFont"/>
    <style:style style:name="PlainText" style:display-name="Plain Text" style:family="paragraph" style:parent-style-name="Normal">
      <style:paragraph-properties fo:line-height="100%" fo:text-indent="0in"/>
      <style:text-properties style:font-name="Consolas" style:font-name-complex="Consolas" fo:font-size="11pt" style:font-size-asian="11pt" style:font-size-complex="10.5pt" fo:hyphenate="false"/>
    </style:style>
    <style:style style:name="PlainTextChar" style:display-name="Plain Text Char" style:family="text" style:parent-style-name="DefaultParagraphFont">
      <style:text-properties style:font-name="Consolas" style:font-name-complex="Consolas" fo:font-size="11pt" style:font-size-asian="11pt" style:font-size-complex="10.5pt"/>
    </style:style>
    <style:style style:name="Quote" style:display-name="Quote" style:family="paragraph" style:parent-style-name="Normal" style:next-style-name="Normal">
      <style:paragraph-properties fo:margin-left="1in" fo:text-indent="0in">
        <style:tab-stops/>
      </style:paragraph-properties>
      <style:text-properties fo:hyphenate="false"/>
    </style:style>
    <style:style style:name="QuoteChar" style:display-name="Quote Char" style:family="text" style:parent-style-name="DefaultParagraphFont"/>
    <style:style style:name="Salutation" style:display-name="Salutation" style:family="paragraph" style:parent-style-name="Normal" style:next-style-name="Normal">
      <style:paragraph-properties fo:text-indent="0in"/>
      <style:text-properties fo:hyphenate="false"/>
    </style:style>
    <style:style style:name="SalutationChar" style:display-name="Salutation Char" style:family="text" style:parent-style-name="DefaultParagraphFont"/>
    <style:style style:name="Signature" style:display-name="Signature" style:family="paragraph" style:parent-style-name="Normal">
      <style:paragraph-properties fo:line-height="100%" fo:margin-left="3in" fo:text-indent="0in">
        <style:tab-stops/>
      </style:paragraph-properties>
      <style:text-properties fo:hyphenate="false"/>
    </style:style>
    <style:style style:name="SignatureChar" style:display-name="Signature Char" style:family="text" style:parent-style-name="DefaultParagraphFont"/>
    <style:style style:name="TableofAuthorities" style:display-name="Table of Authorities" style:family="paragraph" style:parent-style-name="Normal" style:next-style-name="Normal">
      <style:paragraph-properties fo:margin-left="0.1666in" fo:text-indent="0in">
        <style:tab-stops/>
      </style:paragraph-properties>
      <style:text-properties fo:hyphenate="false"/>
    </style:style>
    <style:style style:name="TableofFigures" style:display-name="Table of Figures" style:family="paragraph" style:parent-style-name="Normal" style:next-style-name="Normal">
      <style:paragraph-properties fo:text-indent="0in"/>
      <style:text-properties fo:hyphenate="false"/>
    </style:style>
    <style:style style:name="Title" style:display-name="Title" style:family="paragraph" style:parent-style-name="Normal" style:next-style-name="Normal">
      <style:paragraph-properties fo:text-align="center" fo:text-indent="0in"/>
      <style:text-properties style:font-name="Times New Roman" style:font-name-asian="SimHei" style:font-name-complex="Times New Roman" fo:letter-spacing="-0.0069in" style:letter-kerning="true" fo:hyphenate="false"/>
    </style:style>
    <style:style style:name="TitleChar" style:display-name="Title Char" style:family="text" style:parent-style-name="DefaultParagraphFont">
      <style:text-properties style:font-name="Times New Roman" style:font-name-asian="SimHei" style:font-name-complex="Times New Roman" fo:letter-spacing="-0.0069in" style:letter-kerning="true"/>
    </style:style>
    <style:style style:name="TOAHeading" style:display-name="TOA Heading" style:family="paragraph" style:parent-style-name="Normal" style:next-style-name="Normal">
      <style:paragraph-properties fo:margin-top="0.0833in" fo:text-indent="0in"/>
      <style:text-properties style:font-name="Times New Roman" style:font-name-asian="SimHei" style:font-name-complex="Times New Roman" fo:font-weight="bold" style:font-weight-asian="bold" style:font-weight-complex="bold" fo:hyphenate="false"/>
    </style:style>
    <style:style style:name="TOC1" style:display-name="TOC 1" style:family="paragraph" style:parent-style-name="Normal" style:next-style-name="Normal" style:auto-update="true">
      <style:paragraph-properties fo:margin-bottom="0.0694in" fo:text-indent="0in"/>
      <style:text-properties fo:hyphenate="false"/>
    </style:style>
    <style:style style:name="TOC2" style:display-name="TOC 2" style:family="paragraph" style:parent-style-name="Normal" style:next-style-name="Normal" style:auto-update="true">
      <style:paragraph-properties fo:margin-bottom="0.0694in" fo:margin-left="0.1666in" fo:text-indent="0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fo:text-indent="0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fo:text-indent="0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666in" fo:text-indent="0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fo:text-indent="0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fo:text-indent="0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1666in" fo:text-indent="0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3333in" fo:text-indent="0in">
        <style:tab-stops/>
      </style:paragraph-properties>
      <style:text-properties fo:hyphenate="false"/>
    </style:style>
    <style:style style:name="TOCHeading" style:display-name="TOC Heading" style:family="paragraph" style:parent-style-name="Heading1" style:next-style-name="Normal">
      <style:text-properties fo:hyphenate="false"/>
    </style:style>
    <style:style style:name="PlaceholderText" style:display-name="Placeholder Text" style:family="text" style:parent-style-name="DefaultParagraphFont">
      <style:text-properties fo:color="#404040"/>
    </style:style>
    <style:style style:name="Emphasis" style:display-name="Emphasis" style:family="text" style:parent-style-name="DefaultParagraphFont">
      <style:text-properties fo:font-style="italic" style:font-style-asian="italic" style:font-style-complex="italic"/>
    </style:style>
    <style:style style:name="TableSource" style:display-name="Table Source" style:family="paragraph" style:parent-style-name="TableTitle" style:next-style-name="Normal">
      <style:paragraph-properties fo:margin-top="0.1666in"/>
      <style:text-properties fo:hyphenate="false"/>
    </style:style>
    <style:style style:name="TableNote" style:display-name="Table Note" style:family="paragraph" style:parent-style-name="Normal" style:list-style-name="LFO12">
      <style:text-properties fo:hyphenate="false"/>
    </style:style>
    <text:list-style style:name="MLAOutline" style:display-name="MLA Outline">
      <text:list-level-style-number text:level="1" style:num-suffix="." style:num-format="I">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Footer" style:display-name="Footer" style:family="paragraph" style:parent-style-name="Normal">
      <style:paragraph-properties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IntenseEmphasis" style:display-name="Intense Emphasis"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404040"/>
    </style:style>
    <style:style style:name="FollowedHyperlink" style:display-name="FollowedHyperlink" style:family="text" style:parent-style-name="DefaultParagraphFont">
      <style:text-properties fo:color="#40404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11pt" style:font-size-asian="11pt" style:font-size-complex="8pt"/>
    </style:style>
    <style:style style:name="HTMLKeyboard" style:display-name="HTML Keyboard" style:family="text" style:parent-style-name="DefaultParagraphFont">
      <style:text-properties style:font-name="Consolas" fo:font-size="11pt" style:font-size-asian="11pt"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IntenseReference" style:display-name="Intense Reference" style:family="text" style:parent-style-name="DefaultParagraphFont">
      <style:text-properties fo:font-weight="bold" style:font-weight-asian="bold" style:font-weight-complex="bold" fo:text-transform="none" fo:font-variant="small-caps" fo:color="#6E6E6E"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1">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2">
      <text:list-level-style-number text:level="1" style:num-suffix="." style:num-format="a" style:num-letter-sync="true">
        <style:list-level-properties text:space-before="0.5in" text:min-label-width="0in" text:list-level-position-and-space-mode="label-alignment">
          <style:list-level-label-alignment text:label-followed-by="space" fo:margin-left="0in" fo:text-indent="0.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9LVL1" style:family="text">
      <style:text-properties style:font-name="Symbol"/>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dddddd" draw:opacity="100%" draw:stroke="solid" svg:stroke-width="0.01389in" svg:stroke-color="#a2a2a2"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1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8">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text-align="start" fo:margin-left="-0.0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margin-right="-0.0798in"/>
    </style:style>
  </office:automatic-styles>
  <office:master-styles>
    <style:master-page style:name="MP0" style:page-layout-name="PL0">
      <style:header>
        <text:p text:style-name="Header">Olson<text:s/><text:page-number text:fixed="false">4</text:page-number></text:p>
      </style:header>
      <style:foot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
    <meta:creation-date>2023-01-04T03:44:00Z</meta:creation-date>
    <dc:date>2023-01-04T03:44:00Z</dc:date>
    <meta:template xlink:href="Normal.dotm" xlink:type="simple"/>
    <meta:editing-cycles>5</meta:editing-cycles>
    <meta:editing-duration>PT0S</meta:editing-duration>
    <meta:user-defined meta:name="ContentTypeId">0x01010079F111ED35F8CC479449609E8A0923A6</meta:user-defined>
    <meta:document-statistic meta:page-count="1" meta:paragraph-count="9" meta:word-count="714" meta:character-count="4778" meta:row-count="33" meta:non-whitespace-character-count="4073"/>
  </office:meta>
</office:document-meta>
</file>